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Malgun Gothic" svg:font-family="'Malgun Gothic'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algun Gothic1" svg:font-family="'Malgun Gothic'" style:font-family-generic="system" style:font-pitch="variable"/>
    <style:font-face style:name="Times New Roman" svg:font-family="'Times New Roman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>
      <style:table-properties style:width="15.997cm" fo:margin-left="-0.191cm" fo:margin-top="0cm" fo:margin-bottom="0cm" table:align="left" style:writing-mode="lr-tb"/>
    </style:style>
    <style:style style:name="표1.A" style:family="table-column">
      <style:table-column-properties style:column-width="2.905cm"/>
    </style:style>
    <style:style style:name="표1.B" style:family="table-column">
      <style:table-column-properties style:column-width="13.09cm"/>
    </style:style>
    <style:style style:name="표1.1" style:family="table-row">
      <style:table-row-properties style:min-row-height="0.751cm" style:keep-together="true" fo:keep-together="auto"/>
    </style:style>
    <style:style style:name="표1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.B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2" style:family="table">
      <style:table-properties style:width="15.997cm" fo:margin-left="-0.191cm" fo:margin-top="0cm" fo:margin-bottom="0cm" table:align="left" style:writing-mode="lr-tb"/>
    </style:style>
    <style:style style:name="표2.A" style:family="table-column">
      <style:table-column-properties style:column-width="2.905cm"/>
    </style:style>
    <style:style style:name="표2.B" style:family="table-column">
      <style:table-column-properties style:column-width="13.09cm"/>
    </style:style>
    <style:style style:name="표2.1" style:family="table-row">
      <style:table-row-properties style:min-row-height="0.951cm" style:keep-together="true" fo:keep-together="auto"/>
    </style:style>
    <style:style style:name="표2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2.2" style:family="table-row">
      <style:table-row-properties style:min-row-height="6.615cm" style:keep-together="true" fo:keep-together="auto"/>
    </style:style>
    <style:style style:name="표2.B2" style:family="table-cell">
      <style:table-cell-properties style:vertical-align="middle" fo:padding-left="0.191cm" fo:padding-right="0.191cm" fo:padding-top="0cm" fo:padding-bottom="0cm" fo:border="0.018cm solid #000001"/>
    </style:style>
    <style:style style:name="표3" style:family="table">
      <style:table-properties style:width="15.997cm" fo:margin-left="-0.191cm" fo:margin-top="0cm" fo:margin-bottom="0cm" table:align="left" style:writing-mode="lr-tb"/>
    </style:style>
    <style:style style:name="표3.A" style:family="table-column">
      <style:table-column-properties style:column-width="15.997cm"/>
    </style:style>
    <style:style style:name="표3.1" style:family="table-row">
      <style:table-row-properties style:min-row-height="2.348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4" style:family="table">
      <style:table-properties style:width="15.997cm" fo:margin-left="-0.191cm" fo:margin-top="0cm" fo:margin-bottom="0cm" table:align="left" style:writing-mode="lr-tb"/>
    </style:style>
    <style:style style:name="표4.A" style:family="table-column">
      <style:table-column-properties style:column-width="2.905cm"/>
    </style:style>
    <style:style style:name="표4.B" style:family="table-column">
      <style:table-column-properties style:column-width="13.09cm"/>
    </style:style>
    <style:style style:name="표4.1" style:family="table-row">
      <style:table-row-properties style:keep-together="true" fo:keep-together="auto"/>
    </style:style>
    <style:style style:name="표4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4.B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4.2" style:family="table-row">
      <style:table-row-properties style:min-row-height="0.751cm" style:keep-together="true" fo:keep-together="auto"/>
    </style:style>
    <style:style style:name="표5" style:family="table">
      <style:table-properties style:width="15.997cm" fo:margin-left="-0.191cm" fo:margin-top="0cm" fo:margin-bottom="0cm" table:align="left" style:writing-mode="lr-tb"/>
    </style:style>
    <style:style style:name="표5.A" style:family="table-column">
      <style:table-column-properties style:column-width="2.905cm"/>
    </style:style>
    <style:style style:name="표5.B" style:family="table-column">
      <style:table-column-properties style:column-width="13.09cm"/>
    </style:style>
    <style:style style:name="표5.1" style:family="table-row">
      <style:table-row-properties style:min-row-height="0.951cm" style:keep-together="true" fo:keep-together="auto"/>
    </style:style>
    <style:style style:name="표5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5.2" style:family="table-row">
      <style:table-row-properties style:min-row-height="6.615cm" style:keep-together="true" fo:keep-together="auto"/>
    </style:style>
    <style:style style:name="표5.B2" style:family="table-cell">
      <style:table-cell-properties style:vertical-align="middle" fo:padding-left="0.191cm" fo:padding-right="0.191cm" fo:padding-top="0cm" fo:padding-bottom="0cm" fo:border="0.018cm solid #000001"/>
    </style:style>
    <style:style style:name="표6" style:family="table">
      <style:table-properties style:width="15.997cm" fo:margin-left="-0.191cm" fo:margin-top="0cm" fo:margin-bottom="0cm" table:align="left" style:writing-mode="lr-tb"/>
    </style:style>
    <style:style style:name="표6.A" style:family="table-column">
      <style:table-column-properties style:column-width="15.997cm"/>
    </style:style>
    <style:style style:name="표6.1" style:family="table-row">
      <style:table-row-properties style:min-row-height="2.348cm" style:keep-together="true" fo:keep-together="auto"/>
    </style:style>
    <style:style style:name="표6.A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7" style:family="table">
      <style:table-properties style:width="15.997cm" fo:margin-left="-0.191cm" fo:margin-top="0cm" fo:margin-bottom="0cm" table:align="left" style:writing-mode="lr-tb"/>
    </style:style>
    <style:style style:name="표7.A" style:family="table-column">
      <style:table-column-properties style:column-width="2.905cm"/>
    </style:style>
    <style:style style:name="표7.B" style:family="table-column">
      <style:table-column-properties style:column-width="13.09cm"/>
    </style:style>
    <style:style style:name="표7.1" style:family="table-row">
      <style:table-row-properties style:keep-together="true" fo:keep-together="auto"/>
    </style:style>
    <style:style style:name="표7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7.B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7.2" style:family="table-row">
      <style:table-row-properties style:min-row-height="0.751cm" style:keep-together="true" fo:keep-together="auto"/>
    </style:style>
    <style:style style:name="표7.4" style:family="table-row">
      <style:table-row-properties style:min-row-height="0.714cm" style:keep-together="true" fo:keep-together="auto"/>
    </style:style>
    <style:style style:name="표8" style:family="table">
      <style:table-properties style:width="15.997cm" fo:margin-left="-0.191cm" fo:margin-top="0cm" fo:margin-bottom="0cm" table:align="left" style:writing-mode="lr-tb"/>
    </style:style>
    <style:style style:name="표8.A" style:family="table-column">
      <style:table-column-properties style:column-width="2.905cm"/>
    </style:style>
    <style:style style:name="표8.B" style:family="table-column">
      <style:table-column-properties style:column-width="13.09cm"/>
    </style:style>
    <style:style style:name="표8.1" style:family="table-row">
      <style:table-row-properties style:min-row-height="0.951cm" style:keep-together="true" fo:keep-together="auto"/>
    </style:style>
    <style:style style:name="표8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8.2" style:family="table-row">
      <style:table-row-properties style:min-row-height="6.615cm" style:keep-together="true" fo:keep-together="auto"/>
    </style:style>
    <style:style style:name="표8.B2" style:family="table-cell">
      <style:table-cell-properties style:vertical-align="middle" fo:padding-left="0.191cm" fo:padding-right="0.191cm" fo:padding-top="0cm" fo:padding-bottom="0cm" fo:border="0.018cm solid #000001"/>
    </style:style>
    <style:style style:name="표9" style:family="table">
      <style:table-properties style:width="15.997cm" fo:margin-left="-0.191cm" fo:margin-top="0cm" fo:margin-bottom="0cm" table:align="left" style:writing-mode="lr-tb"/>
    </style:style>
    <style:style style:name="표9.A" style:family="table-column">
      <style:table-column-properties style:column-width="15.997cm"/>
    </style:style>
    <style:style style:name="표9.1" style:family="table-row">
      <style:table-row-properties style:min-row-height="2.348cm" style:keep-together="true" fo:keep-together="auto"/>
    </style:style>
    <style:style style:name="표9.A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10" style:family="table">
      <style:table-properties style:width="15.997cm" fo:margin-left="-0.191cm" fo:margin-top="0cm" fo:margin-bottom="0cm" table:align="left" style:writing-mode="lr-tb"/>
    </style:style>
    <style:style style:name="표10.A" style:family="table-column">
      <style:table-column-properties style:column-width="2.905cm"/>
    </style:style>
    <style:style style:name="표10.B" style:family="table-column">
      <style:table-column-properties style:column-width="13.09cm"/>
    </style:style>
    <style:style style:name="표10.1" style:family="table-row">
      <style:table-row-properties style:min-row-height="0.751cm" style:keep-together="true" fo:keep-together="auto"/>
    </style:style>
    <style:style style:name="표10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0.B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11" style:family="table">
      <style:table-properties style:width="15.997cm" fo:margin-left="-0.191cm" fo:margin-top="0cm" fo:margin-bottom="0cm" table:align="left" style:writing-mode="lr-tb"/>
    </style:style>
    <style:style style:name="표11.A" style:family="table-column">
      <style:table-column-properties style:column-width="2.905cm"/>
    </style:style>
    <style:style style:name="표11.B" style:family="table-column">
      <style:table-column-properties style:column-width="13.09cm"/>
    </style:style>
    <style:style style:name="표11.1" style:family="table-row">
      <style:table-row-properties style:min-row-height="0.951cm" style:keep-together="true" fo:keep-together="auto"/>
    </style:style>
    <style:style style:name="표11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1.2" style:family="table-row">
      <style:table-row-properties style:min-row-height="6.615cm" style:keep-together="true" fo:keep-together="auto"/>
    </style:style>
    <style:style style:name="표11.B2" style:family="table-cell">
      <style:table-cell-properties style:vertical-align="middle" fo:padding-left="0.191cm" fo:padding-right="0.191cm" fo:padding-top="0cm" fo:padding-bottom="0cm" fo:border="0.018cm solid #000001"/>
    </style:style>
    <style:style style:name="표12" style:family="table">
      <style:table-properties style:width="15.997cm" fo:margin-left="-0.191cm" fo:margin-top="0cm" fo:margin-bottom="0cm" table:align="left" style:writing-mode="lr-tb"/>
    </style:style>
    <style:style style:name="표12.A" style:family="table-column">
      <style:table-column-properties style:column-width="15.997cm"/>
    </style:style>
    <style:style style:name="표12.1" style:family="table-row">
      <style:table-row-properties style:min-row-height="2.348cm" style:keep-together="true" fo:keep-together="auto"/>
    </style:style>
    <style:style style:name="표1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13" style:family="table">
      <style:table-properties style:width="15.997cm" fo:margin-left="-0.191cm" fo:margin-top="0cm" fo:margin-bottom="0cm" table:align="left" style:writing-mode="lr-tb"/>
    </style:style>
    <style:style style:name="표13.A" style:family="table-column">
      <style:table-column-properties style:column-width="2.905cm"/>
    </style:style>
    <style:style style:name="표13.B" style:family="table-column">
      <style:table-column-properties style:column-width="13.09cm"/>
    </style:style>
    <style:style style:name="표13.1" style:family="table-row">
      <style:table-row-properties style:min-row-height="0.751cm" style:keep-together="true" fo:keep-together="auto"/>
    </style:style>
    <style:style style:name="표13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3.B1" style:family="table-cell">
      <style:table-cell-properties style:vertical-align="middle" fo:padding-left="0.191cm" fo:padding-right="0.191cm" fo:padding-top="0cm" fo:padding-bottom="0cm" fo:border="0.018cm solid #000001"/>
    </style:style>
    <style:style style:name="표14" style:family="table">
      <style:table-properties style:width="15.997cm" fo:margin-left="-0.191cm" fo:margin-top="0cm" fo:margin-bottom="0cm" table:align="left" style:writing-mode="lr-tb"/>
    </style:style>
    <style:style style:name="표14.A" style:family="table-column">
      <style:table-column-properties style:column-width="2.905cm"/>
    </style:style>
    <style:style style:name="표14.B" style:family="table-column">
      <style:table-column-properties style:column-width="13.09cm"/>
    </style:style>
    <style:style style:name="표14.1" style:family="table-row">
      <style:table-row-properties style:min-row-height="0.951cm" style:keep-together="true" fo:keep-together="auto"/>
    </style:style>
    <style:style style:name="표14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4.2" style:family="table-row">
      <style:table-row-properties style:min-row-height="6.615cm" style:keep-together="true" fo:keep-together="auto"/>
    </style:style>
    <style:style style:name="표14.B2" style:family="table-cell">
      <style:table-cell-properties style:vertical-align="middle" fo:padding-left="0.191cm" fo:padding-right="0.191cm" fo:padding-top="0cm" fo:padding-bottom="0cm" fo:border="0.018cm solid #000001"/>
    </style:style>
    <style:style style:name="표15" style:family="table">
      <style:table-properties style:width="15.997cm" fo:margin-left="-0.191cm" fo:margin-top="0cm" fo:margin-bottom="0cm" table:align="left" style:writing-mode="lr-tb"/>
    </style:style>
    <style:style style:name="표15.A" style:family="table-column">
      <style:table-column-properties style:column-width="15.997cm"/>
    </style:style>
    <style:style style:name="표15.1" style:family="table-row">
      <style:table-row-properties style:min-row-height="2.348cm" style:keep-together="true" fo:keep-together="auto"/>
    </style:style>
    <style:style style:name="표15.A1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함초롬돋움" fo:font-weight="bold" style:font-name-asian="함초롬돋움1" style:font-weight-asian="bold" style:font-name-complex="함초롬돋움1"/>
    </style:style>
    <style:style style:name="P3" style:family="paragraph" style:parent-style-name="Standard">
      <style:paragraph-properties fo:margin-left="0cm" fo:margin-right="0cm" fo:margin-top="0cm" fo:margin-bottom="0cm" fo:line-height="120%" fo:text-align="center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2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2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2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함초롬돋움" fo:font-size="10pt" fo:font-style="normal" style:text-underline-style="none" fo:font-weight="bold" style:font-name-asian="함초롬돋움1" style:font-size-asian="10pt" style:font-style-asian="normal" style:font-weight-asian="bold" style:font-name-complex="함초롬돋움1" style:font-size-complex="10pt"/>
    </style:style>
    <style:style style:name="P7" style:family="paragraph" style:parent-style-name="Standard">
      <style:paragraph-properties fo:margin-left="0cm" fo:margin-right="0cm" fo:margin-top="0cm" fo:margin-bottom="0cm" fo:line-height="12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함초롬돋움" fo:font-size="10pt" fo:font-style="normal" style:text-underline-style="none" fo:font-weight="normal" style:font-name-asian="함초롬돋움1" style:font-size-asian="10pt" style:font-style-asian="normal" style:font-weight-asian="normal" style:font-name-complex="함초롬돋움1" style:font-size-complex="10pt"/>
    </style:style>
    <style:style style:name="P8" style:family="paragraph" style:parent-style-name="Standard">
      <style:paragraph-properties fo:margin-left="0cm" fo:margin-right="0cm" fo:margin-top="0cm" fo:margin-bottom="0cm" fo:line-height="12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함초롬돋움" fo:font-size="13pt" fo:font-style="normal" style:text-underline-style="none" fo:font-weight="bold" style:font-name-asian="함초롬돋움1" style:font-size-asian="13pt" style:font-style-asian="normal" style:font-weight-asian="bold" style:font-name-complex="함초롬돋움1" style:font-size-complex="13pt"/>
    </style:style>
    <style:style style:name="P9" style:family="paragraph" style:parent-style-name="Standard">
      <style:paragraph-properties fo:margin-left="0cm" fo:margin-right="0cm" fo:margin-top="0cm" fo:margin-bottom="0cm" fo:line-height="12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language-asian="ko" style:country-asian="KR"/>
    </style:style>
    <style:style style:name="P10" style:family="paragraph" style:parent-style-name="Standard" style:master-page-name="Standard">
      <style:paragraph-properties fo:margin-left="0cm" fo:margin-right="0cm" fo:margin-top="0cm" fo:margin-bottom="0cm" fo:line-height="120%" fo:text-align="center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20%" fo:text-align="center" style:justify-single-word="false" fo:orphans="2" fo:widows="2" fo:text-indent="0cm" style:auto-text-indent="false" fo:break-before="page" fo:background-color="#ffffff" fo:padding="0cm" fo:border="none">
        <style:background-image/>
      </style:paragraph-properties>
    </style:style>
    <style:style style:name="P12" style:family="paragraph" style:parent-style-name="Standard">
      <style:paragraph-properties fo:margin-left="0cm" fo:margin-right="0.106cm" fo:line-height="80%" fo:text-indent="0cm" style:auto-text-indent="false"/>
    </style:style>
    <style:style style:name="P13" style:family="paragraph" style:parent-style-name="Standard" style:list-style-name="WWNum3">
      <style:paragraph-properties fo:margin-left="1.27cm" fo:margin-right="0.106cm" fo:line-height="80%" fo:text-indent="-0.635cm" style:auto-text-indent="false"/>
    </style:style>
    <style:style style:name="P14" style:family="paragraph" style:parent-style-name="Standard" style:list-style-name="WWNum1">
      <style:paragraph-properties fo:margin-left="1.27cm" fo:margin-right="0.106cm" fo:line-height="80%" fo:text-indent="-0.635cm" style:auto-text-indent="false"/>
    </style:style>
    <style:style style:name="P15" style:family="paragraph" style:parent-style-name="Standard" style:list-style-name="WWNum5">
      <style:paragraph-properties fo:margin-left="1.27cm" fo:margin-right="0.106cm" fo:line-height="80%" fo:text-indent="-0.635cm" style:auto-text-indent="false"/>
    </style:style>
    <style:style style:name="P16" style:family="paragraph" style:parent-style-name="Standard">
      <style:paragraph-properties fo:margin-left="0.106cm" fo:margin-right="0.106cm" fo:line-height="80%" fo:text-indent="0cm" style:auto-text-indent="false"/>
    </style:style>
    <style:style style:name="P17" style:family="paragraph" style:parent-style-name="Standard">
      <style:paragraph-properties fo:margin-left="0.106cm" fo:margin-right="0.106cm" fo:line-height="80%" fo:text-indent="0cm" style:auto-text-indent="false"/>
      <style:text-properties style:font-name="Malgun Gothic" style:font-name-asian="Malgun Gothic1" style:font-name-complex="Malgun Gothic1"/>
    </style:style>
    <style:style style:name="P18" style:family="paragraph" style:parent-style-name="Standard">
      <style:paragraph-properties fo:margin-left="0.106cm" fo:margin-right="0.106cm" fo:line-height="80%" fo:text-indent="0cm" style:auto-text-indent="false"/>
      <style:text-properties style:font-name="Malgun Gothic" fo:font-size="11pt" style:font-name-asian="Malgun Gothic1" style:font-size-asian="11pt" style:font-name-complex="Malgun Gothic1" style:font-size-complex="11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Text_20_body">
      <style:paragraph-properties fo:margin-left="0cm" fo:margin-right="0cm" fo:margin-top="0cm" fo:margin-bottom="0cm" fo:line-height="12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language-asian="ko" style:country-asian="KR"/>
    </style:style>
    <style:style style:name="P21" style:family="paragraph" style:parent-style-name="Text_20_body">
      <style:paragraph-properties fo:margin-left="0cm" fo:margin-right="0cm" fo:margin-top="0cm" fo:margin-bottom="0cm" fo:line-height="120%" fo:text-align="center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style:language-asian="ko" style:country-asian="KR"/>
    </style:style>
    <style:style style:name="P22" style:family="paragraph" style:parent-style-name="Text_20_body" style:list-style-name="L9">
      <style:paragraph-properties fo:line-height="80%"/>
    </style:style>
    <style:style style:name="P23" style:family="paragraph" style:parent-style-name="Text_20_body" style:list-style-name="L13">
      <style:paragraph-properties fo:line-height="80%"/>
    </style:style>
    <style:style style:name="P24" style:family="paragraph" style:parent-style-name="Text_20_body" style:list-style-name="L8">
      <style:paragraph-properties fo:line-height="80%"/>
      <style:text-properties style:language-asian="ko" style:country-asian="KR"/>
    </style:style>
    <style:style style:name="P25" style:family="paragraph" style:parent-style-name="Text_20_body" style:list-style-name="L9">
      <style:paragraph-properties fo:line-height="80%"/>
      <style:text-properties style:language-asian="ko" style:country-asian="KR"/>
    </style:style>
    <style:style style:name="P26" style:family="paragraph" style:parent-style-name="Text_20_body" style:list-style-name="L12"/>
    <style:style style:name="P27" style:family="paragraph" style:parent-style-name="Text_20_body" style:list-style-name="L14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15">
      <style:text-properties fo:font-size="11pt" style:font-size-asian="11pt" style:font-size-complex="11pt"/>
    </style:style>
    <style:style style:name="P36" style:family="paragraph" style:parent-style-name="Text_20_body" style:list-style-name="L16">
      <style:text-properties fo:font-size="11pt" style:font-size-asian="11pt" style:language-asian="ko" style:country-asian="KR" style:font-size-complex="11pt"/>
    </style:style>
    <style:style style:name="P37" style:family="paragraph" style:parent-style-name="Text_20_body" style:list-style-name="L17">
      <style:paragraph-properties fo:margin-top="0cm" fo:margin-bottom="0cm"/>
    </style:style>
    <style:style style:name="P38" style:family="paragraph" style:parent-style-name="Text_20_body" style:list-style-name="L18">
      <style:paragraph-properties fo:margin-top="0cm" fo:margin-bottom="0cm"/>
    </style:style>
    <style:style style:name="P39" style:family="paragraph" style:parent-style-name="Text_20_body" style:list-style-name="L19">
      <style:paragraph-properties fo:margin-top="0cm" fo:margin-bottom="0cm"/>
    </style:style>
    <style:style style:name="P40" style:family="paragraph" style:parent-style-name="Text_20_body" style:list-style-name="L20">
      <style:paragraph-properties fo:margin-top="0cm" fo:margin-bottom="0cm"/>
    </style:style>
    <style:style style:name="P41" style:family="paragraph" style:parent-style-name="Text_20_body" style:list-style-name="L22">
      <style:paragraph-properties fo:margin-top="0cm" fo:margin-bottom="0cm"/>
    </style:style>
    <style:style style:name="P42" style:family="paragraph" style:parent-style-name="Text_20_body" style:list-style-name="L14">
      <style:paragraph-properties fo:margin-top="0cm" fo:margin-bottom="0cm"/>
      <style:text-properties fo:font-size="11pt" style:font-size-asian="11pt" style:font-size-complex="11pt"/>
    </style:style>
    <style:style style:name="P43" style:family="paragraph" style:parent-style-name="Text_20_body">
      <style:paragraph-properties fo:margin-left="0cm" fo:margin-right="0.106cm" fo:line-height="80%" fo:text-indent="0cm" style:auto-text-indent="false"/>
    </style:style>
    <style:style style:name="P44" style:family="paragraph" style:parent-style-name="Text_20_body" style:list-style-name="L7">
      <style:paragraph-properties fo:margin-left="0cm" fo:margin-right="0.106cm" fo:line-height="80%" fo:text-indent="0cm" style:auto-text-indent="false"/>
    </style:style>
    <style:style style:name="P45" style:family="paragraph" style:parent-style-name="Text_20_body" style:list-style-name="L7">
      <style:paragraph-properties fo:margin-left="0cm" fo:margin-right="0.106cm" fo:line-height="80%" fo:text-indent="0cm" style:auto-text-indent="false"/>
      <style:text-properties style:language-asian="ko" style:country-asian="KR"/>
    </style:style>
    <style:style style:name="P46" style:family="paragraph" style:parent-style-name="Text_20_body">
      <style:paragraph-properties fo:margin-left="0.106cm" fo:margin-right="0.106cm" fo:line-height="80%" fo:text-indent="0cm" style:auto-text-indent="false"/>
      <style:text-properties style:font-name="Malgun Gothic" style:font-name-asian="Malgun Gothic1" style:font-name-complex="Malgun Gothic1"/>
    </style:style>
    <style:style style:name="P47" style:family="paragraph" style:parent-style-name="Heading_20_1">
      <style:text-properties fo:font-size="11pt" style:font-size-asian="11pt" style:font-size-complex="11pt"/>
    </style:style>
    <style:style style:name="P48" style:family="paragraph" style:parent-style-name="Heading_20_1">
      <style:paragraph-properties fo:margin-left="0.106cm" fo:margin-right="0.106cm" fo:line-height="80%" fo:text-indent="0cm" style:auto-text-indent="false"/>
      <style:text-properties style:font-name="Malgun Gothic" fo:font-size="11pt" style:font-name-asian="Malgun Gothic1" style:font-size-asian="11pt" style:font-name-complex="Malgun Gothic1" style:font-size-complex="11pt"/>
    </style:style>
    <style:style style:name="T1" style:family="text">
      <style:text-properties fo:font-variant="normal" fo:text-transform="none" fo:color="#000000" style:text-line-through-style="none" style:text-position="0% 100%" style:font-name="함초롬돋움" fo:font-size="27pt" fo:font-style="normal" style:text-underline-style="none" fo:font-weight="normal" style:font-name-asian="함초롬돋움1" style:font-size-asian="27pt" style:font-style-asian="normal" style:font-weight-asian="normal" style:font-name-complex="함초롬돋움1" style:font-size-complex="27pt"/>
    </style:style>
    <style:style style:name="T2" style:family="text">
      <style:text-properties fo:font-variant="normal" fo:text-transform="none" fo:color="#000000" style:text-line-through-style="none" style:text-position="0% 100%" style:font-name="함초롬돋움" fo:font-size="13pt" fo:font-style="normal" style:text-underline-style="none" fo:font-weight="bold" style:font-name-asian="함초롬돋움1" style:font-size-asian="13pt" style:font-style-asian="normal" style:font-weight-asian="bold" style:font-name-complex="함초롬돋움1" style:font-size-complex="13pt"/>
    </style:style>
    <style:style style:name="T3" style:family="text">
      <style:text-properties fo:font-variant="normal" fo:text-transform="none" fo:color="#000000" style:text-line-through-style="none" style:text-position="0% 100%" style:font-name="함초롬돋움" fo:font-size="12pt" fo:font-style="normal" style:text-underline-style="none" fo:font-weight="bold" style:font-name-asian="함초롬돋움1" style:font-size-asian="12pt" style:font-style-asian="normal" style:font-weight-asian="bold" style:font-name-complex="함초롬돋움1" style:font-size-complex="12pt"/>
    </style:style>
    <style:style style:name="T4" style:family="text">
      <style:text-properties fo:font-variant="normal" fo:text-transform="none" fo:color="#000000" style:text-line-through-style="none" style:text-position="0% 100%" style:font-name="함초롬돋움" fo:font-size="10pt" fo:font-style="normal" style:text-underline-style="none" fo:font-weight="bold" style:font-name-asian="함초롬돋움1" style:font-size-asian="10pt" style:font-style-asian="normal" style:font-weight-asian="bold" style:font-name-complex="함초롬돋움1" style:font-size-complex="10pt"/>
    </style:style>
    <style:style style:name="T5" style:family="text">
      <style:text-properties style:font-name="함초롬돋움" style:font-name-asian="함초롬돋움1" style:font-name-complex="함초롬돋움1"/>
    </style:style>
    <style:style style:name="T6" style:family="text">
      <style:text-properties style:font-name="함초롬돋움" style:font-name-asian="함초롬돋움1" style:font-weight-asian="bold" style:font-name-complex="함초롬돋움1"/>
    </style:style>
    <style:style style:name="T7" style:family="text">
      <style:text-properties style:font-name="함초롬돋움" fo:font-weight="bold" style:font-name-asian="함초롬돋움1" style:font-name-complex="함초롬돋움1"/>
    </style:style>
    <style:style style:name="T8" style:family="text">
      <style:text-properties style:font-name="함초롬돋움" fo:font-weight="bold" style:font-name-asian="함초롬돋움1" style:font-weight-asian="bold" style:font-name-complex="함초롬돋움1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Malgun Gothic" style:font-name-asian="Malgun Gothic1" style:font-name-complex="Malgun Gothic1"/>
    </style:style>
    <style:style style:name="T11" style:family="text">
      <style:text-properties style:font-name="Malgun Gothic" style:text-underline-style="none" style:font-name-asian="Malgun Gothic1" style:font-name-complex="Malgun Gothic1"/>
    </style:style>
    <style:style style:name="T12" style:family="text">
      <style:text-properties style:language-asian="ko" style:country-asian="KR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회의록</text:span></text:p>
      <text:p text:style-name="P5"><text:span text:style-name="T2">1. 회의개요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4"><text:span text:style-name="T3">프로젝트팀명</text:span></text:p>
          </table:table-cell>
          <table:table-cell table:style-name="표1.B1" office:value-type="string">
            <text:p text:style-name="P9"><text:span text:style-name="T8">맡아보조</text:span></text:p>
          </table:table-cell>
        </table:table-row>
        <table:table-row table:style-name="표1.1">
          <table:table-cell table:style-name="표1.A1" office:value-type="string">
            <text:p text:style-name="P4"><text:span text:style-name="T3">팀원</text:span></text:p>
          </table:table-cell>
          <table:table-cell table:style-name="표1.B1" office:value-type="string">
            <text:p text:style-name="P9"><text:span text:style-name="T8">윤민호, 홍현석 , 김홍현, 김은서, 유채승</text:span></text:p>
          </table:table-cell>
        </table:table-row>
        <table:table-row table:style-name="표1.1">
          <table:table-cell table:style-name="표1.A1" office:value-type="string">
            <text:p text:style-name="P4"><text:span text:style-name="T3">회의명</text:span></text:p>
          </table:table-cell>
          <table:table-cell table:style-name="표1.B1" office:value-type="string">
            <text:p text:style-name="P20"><text:span text:style-name="T8">조장 선정 과 일정관리</text:span></text:p>
          </table:table-cell>
        </table:table-row>
        <table:table-row table:style-name="표1.1">
          <table:table-cell table:style-name="표1.A1" office:value-type="string">
            <text:p text:style-name="P4"><text:span text:style-name="T3">회의일자</text:span></text:p>
          </table:table-cell>
          <table:table-cell table:style-name="표1.B1" office:value-type="string">
            <text:p text:style-name="P4"><text:span text:style-name="T8">2024-05-09</text:span></text:p>
          </table:table-cell>
        </table:table-row>
        <table:table-row table:style-name="표1.1">
          <table:table-cell table:style-name="표1.A1" office:value-type="string">
            <text:p text:style-name="P4"><text:span text:style-name="T3">참석인</text:span></text:p>
          </table:table-cell>
          <table:table-cell table:style-name="표1.B1" office:value-type="string">
            <text:p text:style-name="P4"><text:span text:style-name="T8">팀원 모두</text:span></text:p>
          </table:table-cell>
        </table:table-row>
        <table:table-row table:style-name="표1.1">
          <table:table-cell table:style-name="표1.A1" office:value-type="string">
            <text:p text:style-name="P4"><text:span text:style-name="T3">기타</text:span></text:p>
          </table:table-cell>
          <table:table-cell table:style-name="표1.B1" office:value-type="string">
            <text:p text:style-name="P6"/>
          </table:table-cell>
        </table:table-row>
      </table:table>
      <text:p text:style-name="P8"/>
      <text:p text:style-name="P5"><text:span text:style-name="T2">2. 회의내용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4"><text:span text:style-name="T3">제목</text:span></text:p>
          </table:table-cell>
          <table:table-cell table:style-name="표2.A1" office:value-type="string">
            <text:p text:style-name="P4"><text:span text:style-name="T3">내용</text:span></text:p>
          </table:table-cell>
        </table:table-row>
        <table:table-row table:style-name="표2.2">
          <table:table-cell table:style-name="표2.A1" office:value-type="string">
            <text:p text:style-name="P4"><text:span text:style-name="T3">회의내용</text:span></text:p>
            <text:p text:style-name="P4"><text:span text:style-name="T3"><text:s/>및 결과</text:span></text:p>
          </table:table-cell>
          <table:table-cell table:style-name="표2.B2" office:value-type="string">
            <text:list xml:id="list3531267909715740254" text:style-name="L7">
              <text:list-item>
                <text:p text:style-name="P44"><text:span text:style-name="T12">조장 선정</text:span></text:p>
              </text:list-item>
            </text:list>
            <text:list xml:id="list257539847942110695" text:style-name="L8">
              <text:list-item>
                <text:p text:style-name="P24">거수로 선정</text:p>
                <text:list>
                  <text:list-item>
                    <text:p text:style-name="P24">조장 : 윤민호</text:p>
                  </text:list-item>
                </text:list>
              </text:list-item>
            </text:list>
            <text:list xml:id="list32736878" text:continue-list="list3531267909715740254" text:style-name="L7">
              <text:list-item>
                <text:p text:style-name="P45">주제 컨펌 전 일정 관리</text:p>
              </text:list-item>
            </text:list>
            <text:list xml:id="list3491093187788999948" text:style-name="L9">
              <text:list-item>
                <text:p text:style-name="P25">5/13 – 주제 선정</text:p>
              </text:list-item>
              <text:list-item>
                <text:p text:style-name="P22"><text:span text:style-name="T12">5/14 ~ 5/16 - </text:span>DEVELOPE </text:p>
                <text:list>
                  <text:list-item>
                    <text:p text:style-name="P25">기능 세분화</text:p>
                  </text:list-item>
                  <text:list-item>
                    <text:p text:style-name="P25">색상</text:p>
                  </text:list-item>
                  <text:list-item>
                    <text:p text:style-name="P25">팀명</text:p>
                  </text:list-item>
                  <text:list-item>
                    <text:p text:style-name="P25">메인 폰트</text:p>
                  </text:list-item>
                </text:list>
              </text:list-item>
              <text:list-item>
                <text:p text:style-name="P22"><text:span text:style-name="T12">5/ 17 강사님 컨펌</text:span></text:p>
              </text:list-item>
            </text:list>
            <text:list xml:id="list32736106" text:continue-list="list32736878" text:style-name="L7">
              <text:list-item>
                <text:p text:style-name="P44"><text:span text:style-name="T12">주말 일정</text:span></text:p>
              </text:list-item>
            </text:list>
            <text:list xml:id="list7602185518145569359" text:style-name="L13">
              <text:list-item>
                <text:p text:style-name="P23">각자 주제 1개 이상 생각해오기 </text:p>
              </text:list-item>
            </text:list>
            <text:list xml:id="list4317369916127943882" text:style-name="L12">
              <text:list-item>
                <text:list>
                  <text:list-item>
                    <text:p text:style-name="P26">컨셉 및 대략적인 기능 리스트까지 </text:p>
                  </text:list-item>
                </text:list>
              </text:list-item>
            </text:list>
            <text:p text:style-name="P12"/>
          </table:table-cell>
        </table:table-row>
      </table:table>
      <text:p text:style-name="Standard"/>
      <text:p text:style-name="P5"><text:span text:style-name="T2">3. 강사의견</text:span></text:p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7"/>
          </table:table-cell>
        </table:table-row>
      </table:table>
      <text:p text:style-name="Standard"/>
      <text:p text:style-name="Standard"/>
      <text:p text:style-name="P4"><text:soft-page-break/><text:span text:style-name="T1">회의록</text:span></text:p>
      <text:p text:style-name="P5"><text:span text:style-name="T2">1. 회의개요</text:span></text:p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P4"><text:span text:style-name="T3">프로젝트팀명</text:span></text:p>
          </table:table-cell>
          <table:table-cell table:style-name="표4.B1" office:value-type="string">
            <text:p text:style-name="P9"><text:span text:style-name="T8">맡아보조</text:span></text:p>
          </table:table-cell>
        </table:table-row>
        <table:table-row table:style-name="표4.2">
          <table:table-cell table:style-name="표4.A1" office:value-type="string">
            <text:p text:style-name="P4"><text:span text:style-name="T3">팀원</text:span></text:p>
          </table:table-cell>
          <table:table-cell table:style-name="표4.B1" office:value-type="string">
            <text:p text:style-name="P9"><text:span text:style-name="T8">윤민호, 홍현석 , 김홍현, 김은서, 유채승</text:span></text:p>
          </table:table-cell>
        </table:table-row>
        <table:table-row table:style-name="표4.2">
          <table:table-cell table:style-name="표4.A1" office:value-type="string">
            <text:p text:style-name="P4"><text:span text:style-name="T3">회의명</text:span></text:p>
          </table:table-cell>
          <table:table-cell table:style-name="표4.B1" office:value-type="string">
            <text:p text:style-name="P20"><text:span text:style-name="T8">주제와 팀명, 대표색상 선정, 기능분류</text:span></text:p>
          </table:table-cell>
        </table:table-row>
        <table:table-row table:style-name="표4.2">
          <table:table-cell table:style-name="표4.A1" office:value-type="string">
            <text:p text:style-name="P4"><text:span text:style-name="T3">회의일자</text:span></text:p>
          </table:table-cell>
          <table:table-cell table:style-name="표4.B1" office:value-type="string">
            <text:p text:style-name="P4"><text:span text:style-name="T8">2024-05-13</text:span></text:p>
          </table:table-cell>
        </table:table-row>
        <table:table-row table:style-name="표4.2">
          <table:table-cell table:style-name="표4.A1" office:value-type="string">
            <text:p text:style-name="P4"><text:span text:style-name="T3">참석인</text:span></text:p>
          </table:table-cell>
          <table:table-cell table:style-name="표4.B1" office:value-type="string">
            <text:p text:style-name="P4"><text:span text:style-name="T8">팀원 모두</text:span></text:p>
          </table:table-cell>
        </table:table-row>
        <table:table-row table:style-name="표4.2">
          <table:table-cell table:style-name="표4.A1" office:value-type="string">
            <text:p text:style-name="P4"><text:span text:style-name="T3">기타</text:span></text:p>
          </table:table-cell>
          <table:table-cell table:style-name="표4.B1" office:value-type="string">
            <text:p text:style-name="P6"/>
          </table:table-cell>
        </table:table-row>
      </table:table>
      <text:p text:style-name="P8"/>
      <text:p text:style-name="P5"><text:span text:style-name="T2">2. 회의내용</text:span>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4"><text:span text:style-name="T3">제목</text:span></text:p>
          </table:table-cell>
          <table:table-cell table:style-name="표5.A1" office:value-type="string">
            <text:p text:style-name="P4"><text:span text:style-name="T3">내용</text:span></text:p>
          </table:table-cell>
        </table:table-row>
        <table:table-row table:style-name="표5.2">
          <table:table-cell table:style-name="표5.A1" office:value-type="string">
            <text:p text:style-name="P4"><text:span text:style-name="T3">회의내용</text:span></text:p>
            <text:p text:style-name="P4"><text:span text:style-name="T3"><text:s/>및 결과</text:span></text:p>
          </table:table-cell>
          <table:table-cell table:style-name="표5.B2" office:value-type="string">
            <text:h text:style-name="P48" text:outline-level="1">1. 주제 선정</text:h>
            <text:list xml:id="list8729059415780415196" text:style-name="L14">
              <text:list-item>
                <text:p text:style-name="P42">가져 가고 싶은 기능 &amp; API </text:p>
                <text:list>
                  <text:list-item>
                    <text:p text:style-name="P42">결제 API </text:p>
                  </text:list-item>
                  <text:list-item>
                    <text:p text:style-name="P42">지도 API </text:p>
                  </text:list-item>
                  <text:list-item>
                    <text:p text:style-name="P42">주소 API </text:p>
                  </text:list-item>
                  <text:list-item>
                    <text:p text:style-name="P42">OAuth2 </text:p>
                  </text:list-item>
                  <text:list-item>
                    <text:p text:style-name="P42">대여 Or 예약 </text:p>
                  </text:list-item>
                </text:list>
              </text:list-item>
              <text:list-item>
                <text:p text:style-name="P42">후보 1 : 공간 대여 사이트 (채승 </text:p>
              </text:list-item>
              <text:list-item>
                <text:p text:style-name="P42">후보 2 : 향수 쇼핑몰 + 커뮤니티 </text:p>
              </text:list-item>
              <text:list-item>
                <text:p text:style-name="P27"><text:span text:style-name="Strong_20_Emphasis"><text:span text:style-name="T13">최종 - 향수 쇼핑몰</text:span></text:span><text:span text:style-name="T13"> </text:span></text:p>
              </text:list-item>
            </text:list>
            <text:h text:style-name="P47" text:outline-level="1">2. 대략적인 기능 분류</text:h>
            <text:list xml:id="list8040571620037315493" text:style-name="L15">
              <text:list-item>
                <text:p text:style-name="P35">로그인 회원가입 (SNS 연동) =&gt; DB에는?</text:p>
              </text:list-item>
              <text:list-item>
                <text:p text:style-name="P35">마이페이지 - 내 주문내역, 관심브랜드 혹은 관심상품, 정기결제 정보</text:p>
              </text:list-item>
              <text:list-item>
                <text:p text:style-name="P35">장바구니 결제(1개~여러개 결제)</text:p>
              </text:list-item>
              <text:list-item>
                <text:p text:style-name="P35">정기결제 (용량에 따른 정기결제 주기, 할인율)</text:p>
              </text:list-item>
              <text:list-item>
                <text:p text:style-name="P35">질문을 이용해서 향수 추천 (혹은 OpenAI API)</text:p>
              </text:list-item>
              <text:list-item>
                <text:p text:style-name="P35"><text:soft-page-break/>향수 관련 기본적인 지식(공지느낌) / 정보공유 (게시판)</text:p>
              </text:list-item>
              <text:list-item>
                <text:p text:style-name="P35">원데이 클래스 (예약, 달력) =&gt; 1대1 채팅</text:p>
              </text:list-item>
              <text:list-item>
                <text:p text:style-name="P35">회원관리</text:p>
              </text:list-item>
              <text:list-item>
                <text:p text:style-name="P35">재고관리</text:p>
              </text:list-item>
              <text:list-item>
                <text:p text:style-name="P35">예약관리</text:p>
              </text:list-item>
            </text:list>
            <text:h text:style-name="P47" text:outline-level="1">3. 팀명</text:h>
            <text:list xml:id="list3634311738138902437" text:style-name="L16">
              <text:list-item>
                <text:p text:style-name="P36">보류</text:p>
              </text:list-item>
            </text:list>
            <text:h text:style-name="P47" text:outline-level="1">4. 대표 색상</text:h>
            <text:list xml:id="list32733889" text:continue-numbering="true" text:style-name="L16">
              <text:list-item>
                <text:p text:style-name="P36">보류</text:p>
              </text:list-item>
            </text:list>
            <text:p text:style-name="P18"><text:span text:style-name="T10"/></text:p>
          </table:table-cell>
        </table:table-row>
      </table:table>
      <text:p text:style-name="Standard"/>
      <text:p text:style-name="P5"><text:span text:style-name="T2">3. 강사의견</text:span></text:p>
      <table:table table:name="표6" table:style-name="표6">
        <table:table-column table:style-name="표6.A"/>
        <table:table-row table:style-name="표6.1">
          <table:table-cell table:style-name="표6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P19"/>
      <text:p text:style-name="P4"><text:span text:style-name="T1">회의록</text:span></text:p>
      <text:p text:style-name="P5"><text:span text:style-name="T2">1. 회의개요</text:span></text:p>
      <table:table table:name="표7" table:style-name="표7">
        <table:table-column table:style-name="표7.A"/>
        <table:table-column table:style-name="표7.B"/>
        <table:table-row table:style-name="표7.1">
          <table:table-cell table:style-name="표7.A1" office:value-type="string">
            <text:p text:style-name="P4"><text:span text:style-name="T3">프로젝트팀명</text:span></text:p>
          </table:table-cell>
          <table:table-cell table:style-name="표7.B1" office:value-type="string">
            <text:p text:style-name="P9"><text:span text:style-name="T8">맡아보조</text:span></text:p>
          </table:table-cell>
        </table:table-row>
        <table:table-row table:style-name="표7.2">
          <table:table-cell table:style-name="표7.A1" office:value-type="string">
            <text:p text:style-name="P4"><text:span text:style-name="T3">팀원</text:span></text:p>
          </table:table-cell>
          <table:table-cell table:style-name="표7.B1" office:value-type="string">
            <text:p text:style-name="P9"><text:span text:style-name="T8">윤민호, 홍현석 , 김홍현, 김은서, 유채승</text:span></text:p>
          </table:table-cell>
        </table:table-row>
        <table:table-row table:style-name="표7.2">
          <table:table-cell table:style-name="표7.A1" office:value-type="string">
            <text:p text:style-name="P4"><text:span text:style-name="T3">회의명</text:span></text:p>
          </table:table-cell>
          <table:table-cell table:style-name="표7.B1" office:value-type="string">
            <text:p text:style-name="P21"><text:span text:style-name="T8">기능 구체화 </text:span></text:p>
          </table:table-cell>
        </table:table-row>
        <table:table-row table:style-name="표7.4">
          <table:table-cell table:style-name="표7.A1" office:value-type="string">
            <text:p text:style-name="P4"><text:span text:style-name="T3">회의일자</text:span></text:p>
          </table:table-cell>
          <table:table-cell table:style-name="표7.B1" office:value-type="string">
            <text:p text:style-name="P4"><text:span text:style-name="T8">2024-05-17</text:span></text:p>
          </table:table-cell>
        </table:table-row>
        <table:table-row table:style-name="표7.2">
          <table:table-cell table:style-name="표7.A1" office:value-type="string">
            <text:p text:style-name="P4"><text:span text:style-name="T3">참석인</text:span></text:p>
          </table:table-cell>
          <table:table-cell table:style-name="표7.B1" office:value-type="string">
            <text:p text:style-name="P4"><text:span text:style-name="T8">팀원 모두</text:span></text:p>
          </table:table-cell>
        </table:table-row>
        <table:table-row table:style-name="표7.2">
          <table:table-cell table:style-name="표7.A1" office:value-type="string">
            <text:p text:style-name="P4"><text:span text:style-name="T3">기타</text:span></text:p>
          </table:table-cell>
          <table:table-cell table:style-name="표7.B1" office:value-type="string">
            <text:p text:style-name="P6"/>
          </table:table-cell>
        </table:table-row>
      </table:table>
      <text:p text:style-name="P8"/>
      <text:p text:style-name="P5"><text:span text:style-name="T2">2. 회의내용</text:span></text:p>
      <table:table table:name="표8" table:style-name="표8">
        <table:table-column table:style-name="표8.A"/>
        <table:table-column table:style-name="표8.B"/>
        <table:table-row table:style-name="표8.1">
          <table:table-cell table:style-name="표8.A1" office:value-type="string">
            <text:p text:style-name="P4"><text:span text:style-name="T3">제목</text:span></text:p>
          </table:table-cell>
          <table:table-cell table:style-name="표8.A1" office:value-type="string">
            <text:p text:style-name="P4"><text:span text:style-name="T3">내용</text:span></text:p>
          </table:table-cell>
        </table:table-row>
        <table:table-row table:style-name="표8.2">
          <table:table-cell table:style-name="표8.A1" office:value-type="string">
            <text:p text:style-name="P4"><text:span text:style-name="T3">회의내용</text:span></text:p>
            <text:p text:style-name="P4"><text:span text:style-name="T3"><text:s/>및 결과</text:span></text:p>
          </table:table-cell>
          <table:table-cell table:style-name="표8.B2" office:value-type="string">
            <text:p text:style-name="P43"><text:span text:style-name="Strong_20_Emphasis"><text:span text:style-name="T11">기능 구체화</text:span></text:span></text:p>
            <text:list xml:id="list8900891590797306966" text:style-name="L17">
              <text:list-item>
                <text:p text:style-name="P37">회원 </text:p>
                <text:list>
                  <text:list-item>
                    <text:p text:style-name="P37">로그인 </text:p>
                  </text:list-item>
                  <text:list-item>
                    <text:p text:style-name="P37">로그아웃 </text:p>
                  </text:list-item>
                  <text:list-item>
                    <text:p text:style-name="P37">회원가입 </text:p>
                  </text:list-item>
                  <text:list-item>
                    <text:p text:style-name="P37">회원탈퇴 </text:p>
                  </text:list-item>
                  <text:list-item>
                    <text:p text:style-name="P37">아이디/비번 찾기 </text:p>
                  </text:list-item>
                  <text:list-item>
                    <text:p text:style-name="P37">회원정보 조회 </text:p>
                  </text:list-item>
                  <text:list-item>
                    <text:p text:style-name="P37">회원정보 수정 </text:p>
                  </text:list-item>
                  <text:list-item>
                    <text:p text:style-name="P37">비밀번호 변경 </text:p>
                  </text:list-item>
                  <text:list-item>
                    <text:p text:style-name="P37">내 문의글 조회 </text:p>
                  </text:list-item>
                  <text:list-item>
                    <text:p text:style-name="P37">내 리뷰 조회 </text:p>
                  </text:list-item>
                  <text:list-item>
                    <text:p text:style-name="P37">내 찜목록 조회 </text:p>
                  </text:list-item>
                  <text:list-item>
                    <text:p text:style-name="P37">내 정기결제 정보 </text:p>
                  </text:list-item>
                  <text:list-item>
                    <text:p text:style-name="P37">내 주문목록(배송상태) </text:p>
                  </text:list-item>
                </text:list>
              </text:list-item>
              <text:list-item>
                <text:p text:style-name="P37">결제 기능 </text:p>
                <text:list>
                  <text:list-item>
                    <text:p text:style-name="P37">단일결제 </text:p>
                  </text:list-item>
                  <text:list-item>
                    <text:p text:style-name="P37">정기결제 </text:p>
                  </text:list-item>
                </text:list>
              </text:list-item>
              <text:list-item>
                <text:p text:style-name="P37">장바구니 </text:p>
                <text:list>
                  <text:list-item>
                    <text:p text:style-name="P37">다중결제 </text:p>
                  </text:list-item>
                  <text:list-item>
                    <text:p text:style-name="P37">상품 담기 </text:p>
                  </text:list-item>
                  <text:list-item>
                    <text:p text:style-name="P37">수량 수정 </text:p>
                  </text:list-item>
                  <text:list-item>
                    <text:p text:style-name="P37">상품 삭제 </text:p>
                  </text:list-item>
                </text:list>
              </text:list-item>
              <text:list-item>
                <text:p text:style-name="P37">상품 조회 </text:p>
                <text:list>
                  <text:list-item>
                    <text:p text:style-name="P37">목록조회 </text:p>
                  </text:list-item>
                  <text:list-item>
                    <text:p text:style-name="P37">상세조회 </text:p>
                  </text:list-item>
                  <text:list-item>
                    <text:p text:style-name="P37"><text:soft-page-break/>정렬 </text:p>
                    <text:list>
                      <text:list-item>
                        <text:p text:style-name="P37">가격순 </text:p>
                      </text:list-item>
                      <text:list-item>
                        <text:p text:style-name="P37">조회수순, </text:p>
                      </text:list-item>
                      <text:list-item>
                        <text:p text:style-name="P37">판매수량순 </text:p>
                      </text:list-item>
                    </text:list>
                  </text:list-item>
                </text:list>
              </text:list-item>
              <text:list-item>
                <text:p text:style-name="P37">리뷰 (상품 상세조회에) </text:p>
                <text:list>
                  <text:list-item>
                    <text:p text:style-name="P37">리뷰 작성(사진) </text:p>
                  </text:list-item>
                  <text:list-item>
                    <text:p text:style-name="P37">리뷰 삭제 </text:p>
                  </text:list-item>
                </text:list>
              </text:list-item>
              <text:list-item>
                <text:p text:style-name="P37">추천 </text:p>
                <text:list>
                  <text:list-item>
                    <text:p text:style-name="P37">질문(if 문 하드코딩) </text:p>
                  </text:list-item>
                </text:list>
              </text:list-item>
              <text:list-item>
                <text:p text:style-name="P37">원데이 클래스(날짜기준 정렬) </text:p>
                <text:list>
                  <text:list-item>
                    <text:p text:style-name="P37">클래스 개설/수정/삭제, 예약 </text:p>
                  </text:list-item>
                </text:list>
              </text:list-item>
              <text:list-item>
                <text:p text:style-name="P37">게시판 </text:p>
                <text:list>
                  <text:list-item>
                    <text:p text:style-name="P37">목록 조회 </text:p>
                  </text:list-item>
                  <text:list-item>
                    <text:p text:style-name="P37">상세 조회 </text:p>
                    <text:list>
                      <text:list-item>
                        <text:p text:style-name="P37">수정 </text:p>
                      </text:list-item>
                      <text:list-item>
                        <text:p text:style-name="P37">삭제 </text:p>
                      </text:list-item>
                    </text:list>
                  </text:list-item>
                  <text:list-item>
                    <text:p text:style-name="P37">댓글 조회 </text:p>
                  </text:list-item>
                  <text:list-item>
                    <text:p text:style-name="P37">댓글 작성 </text:p>
                  </text:list-item>
                  <text:list-item>
                    <text:p text:style-name="P37">댓글 수정 </text:p>
                  </text:list-item>
                </text:list>
              </text:list-item>
              <text:list-item>
                <text:p text:style-name="P37">공지사항(향수 기본 지식) </text:p>
                <text:list>
                  <text:list-item>
                    <text:p text:style-name="P37">공지 목록 조회 </text:p>
                  </text:list-item>
                  <text:list-item>
                    <text:p text:style-name="P37">공지 상세 조회 </text:p>
                  </text:list-item>
                  <text:list-item>
                    <text:p text:style-name="P37">공지 수정 </text:p>
                  </text:list-item>
                  <text:list-item>
                    <text:p text:style-name="P37">공지 삭제 </text:p>
                  </text:list-item>
                </text:list>
              </text:list-item>
              <text:list-item>
                <text:p text:style-name="P37">이벤트 </text:p>
                <text:list>
                  <text:list-item>
                    <text:p text:style-name="P37">이벤트 목록 조회 </text:p>
                  </text:list-item>
                  <text:list-item>
                    <text:p text:style-name="P37">이벤트 수정 </text:p>
                  </text:list-item>
                  <text:list-item>
                    <text:p text:style-name="P37">삭제 </text:p>
                  </text:list-item>
                  <text:list-item>
                    <text:p text:style-name="P37">종료된 이벤트 </text:p>
                  </text:list-item>
                </text:list>
              </text:list-item>
              <text:list-item>
                <text:p text:style-name="P37">문의하기 </text:p>
                <text:list>
                  <text:list-item>
                    <text:p text:style-name="P37">관리자 문의( 1대1 채팅) </text:p>
                  </text:list-item>
                </text:list>
              </text:list-item>
              <text:list-item>
                <text:p text:style-name="P37">관리자 </text:p>
                <text:list>
                  <text:list-item>
                    <text:p text:style-name="P37">회원 관리 (수정, 삭제) </text:p>
                  </text:list-item>
                  <text:list-item>
                    <text:p text:style-name="P37">상품 관리 (수정(재고 등), 등록 삭제) </text:p>
                  </text:list-item>
                  <text:list-item>
                    <text:p text:style-name="P37">공지 관리 (수정, 삭제) </text:p>
                  </text:list-item>
                  <text:list-item>
                    <text:p text:style-name="P37">이벤트 관리 (수정, 삭제, 종료처리) </text:p>
                  </text:list-item>
                  <text:list-item>
                    <text:p text:style-name="P37">게시판 관리 (수정, 삭제) </text:p>
                  </text:list-item>
                  <text:list-item>
                    <text:p text:style-name="P28">원데이클래스 관리, 통계 </text:p>
                  </text:list-item>
                </text:list>
              </text:list-item>
            </text:list>
            <text:p text:style-name="P12"><text:span text:style-name="T11"/></text:p>
          </table:table-cell>
        </table:table-row>
      </table:table>
      <text:p text:style-name="Standard"/>
      <text:p text:style-name="P5"><text:span text:style-name="T2">3. 강사의견</text:span></text:p>
      <table:table table:name="표9" table:style-name="표9">
        <table:table-column table:style-name="표9.A"/>
        <text:soft-page-break/>
        <table:table-row table:style-name="표9.1">
          <table:table-cell table:style-name="표9.A1" office:value-type="string">
            <text:p text:style-name="P7"/>
          </table:table-cell>
        </table:table-row>
      </table:table>
      <text:p text:style-name="Standard"/>
      <text:p text:style-name="P4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1"><text:span text:style-name="T1">회의록</text:span></text:p>
      <text:p text:style-name="P5"><text:span text:style-name="T2">1. 회의개요</text:span></text:p>
      <table:table table:name="표10" table:style-name="표10">
        <table:table-column table:style-name="표10.A"/>
        <table:table-column table:style-name="표10.B"/>
        <table:table-row table:style-name="표10.1">
          <table:table-cell table:style-name="표10.A1" office:value-type="string">
            <text:p text:style-name="P4"><text:span text:style-name="T3">프로젝트팀명</text:span></text:p>
          </table:table-cell>
          <table:table-cell table:style-name="표10.B1" office:value-type="string">
            <text:p text:style-name="P9"><text:span text:style-name="T8">맡아보조</text:span></text:p>
          </table:table-cell>
        </table:table-row>
        <table:table-row table:style-name="표10.1">
          <table:table-cell table:style-name="표10.A1" office:value-type="string">
            <text:p text:style-name="P4"><text:span text:style-name="T3">팀원</text:span></text:p>
          </table:table-cell>
          <table:table-cell table:style-name="표10.B1" office:value-type="string">
            <text:p text:style-name="P9"><text:span text:style-name="T8">윤민호, 홍현석 , 김홍현, 김은서, 유채승</text:span></text:p>
          </table:table-cell>
        </table:table-row>
        <table:table-row table:style-name="표10.1">
          <table:table-cell table:style-name="표10.A1" office:value-type="string">
            <text:p text:style-name="P4"><text:span text:style-name="T3">회의명</text:span></text:p>
          </table:table-cell>
          <table:table-cell table:style-name="표10.B1" office:value-type="string">
            <text:p text:style-name="P21"><text:span text:style-name="T8">주제 및 기능 픽스 와 </text:span><text:span text:style-name="Strong_20_Emphasis"><text:span text:style-name="T5">각자 세미 담당 기능 정리 및 일정관리</text:span></text:span></text:p>
          </table:table-cell>
        </table:table-row>
        <table:table-row table:style-name="표10.1">
          <table:table-cell table:style-name="표10.A1" office:value-type="string">
            <text:p text:style-name="P4"><text:span text:style-name="T3">회의일자</text:span></text:p>
          </table:table-cell>
          <table:table-cell table:style-name="표10.B1" office:value-type="string">
            <text:p text:style-name="P4"><text:span text:style-name="T8">2024-05-21</text:span></text:p>
          </table:table-cell>
        </table:table-row>
        <table:table-row table:style-name="표10.1">
          <table:table-cell table:style-name="표10.A1" office:value-type="string">
            <text:p text:style-name="P4"><text:span text:style-name="T3">참석인</text:span></text:p>
          </table:table-cell>
          <table:table-cell table:style-name="표10.B1" office:value-type="string">
            <text:p text:style-name="P4"><text:span text:style-name="T8">팀원 모두</text:span></text:p>
          </table:table-cell>
        </table:table-row>
        <table:table-row table:style-name="표10.1">
          <table:table-cell table:style-name="표10.A1" office:value-type="string">
            <text:p text:style-name="P4"><text:span text:style-name="T3">기타</text:span></text:p>
          </table:table-cell>
          <table:table-cell table:style-name="표10.B1" office:value-type="string">
            <text:p text:style-name="P6"/>
          </table:table-cell>
        </table:table-row>
      </table:table>
      <text:p text:style-name="P8"/>
      <text:p text:style-name="P5"><text:span text:style-name="T2">2. 회의내용</text:span></text:p>
      <table:table table:name="표11" table:style-name="표11">
        <table:table-column table:style-name="표11.A"/>
        <table:table-column table:style-name="표11.B"/>
        <table:table-row table:style-name="표11.1">
          <table:table-cell table:style-name="표11.A1" office:value-type="string">
            <text:p text:style-name="P4"><text:span text:style-name="T3">제목</text:span></text:p>
          </table:table-cell>
          <table:table-cell table:style-name="표11.A1" office:value-type="string">
            <text:p text:style-name="P4"><text:span text:style-name="T3">내용</text:span></text:p>
          </table:table-cell>
        </table:table-row>
        <table:table-row table:style-name="표11.2">
          <table:table-cell table:style-name="표11.A1" office:value-type="string">
            <text:p text:style-name="P4"><text:span text:style-name="T3">회의내용</text:span></text:p>
            <text:p text:style-name="P4"><text:span text:style-name="T3"><text:s/>및 결과</text:span></text:p>
          </table:table-cell>
          <table:table-cell table:style-name="표11.B2" office:value-type="string">
            <text:p text:style-name="P46"><text:s/><text:span text:style-name="Strong_20_Emphasis">1. 주제 및 기능 픽스</text:span></text:p>
            <text:list xml:id="list515705005678076329" text:style-name="L18">
              <text:list-item>
                <text:p text:style-name="P29">주제 변경 여부 ( 향수 or 공간대여)</text:p>
                <text:p text:style-name="P29">→ 향수로 확정</text:p>
              </text:list-item>
              <text:list-item>
                <text:p text:style-name="P29"><text:span text:style-name="Strong_20_Emphasis">1-2 향수 → 원데이 클래스 / 자가진단 및 추천(?) 기능 세분화</text:span></text:p>
                <text:list>
                  <text:list-item>
                    <text:p text:style-name="P38">원데이 클래스 </text:p>
                    <text:list>
                      <text:list-item>
                        <text:p text:style-name="P38">기존의 <text:span text:style-name="Strong_20_Emphasis">브랜딩 + 쇼핑몰</text:span>에서 <text:span text:style-name="Strong_20_Emphasis">중개 판매 사이트 + 일반 사용자의 원데이클래스 개설 가능로 변경</text:span> </text:p>
                      </text:list-item>
                    </text:list>
                  </text:list-item>
                  <text:list-item>
                    <text:p text:style-name="P38">자가진단 및 추천 </text:p>
                    <text:list>
                      <text:list-item>
                        <text:p text:style-name="P38">여러개의 질문을 나열하여 사용자의 취향을 수집하여 향수 추천(알고리즘) </text:p>
                      </text:list-item>
                      <text:list-item>
                        <text:p text:style-name="P38">특정 기준으로 그루핑(하드코딩) 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Strong_20_Emphasis">기능 구체화</text:span></text:p>
                <text:list>
                  <text:list-item>
                    <text:p text:style-name="P38">회원 </text:p>
                    <text:list>
                      <text:list-item>
                        <text:p text:style-name="P38">로그인 </text:p>
                      </text:list-item>
                      <text:list-item>
                        <text:p text:style-name="P38">로그아웃 </text:p>
                      </text:list-item>
                      <text:list-item>
                        <text:p text:style-name="P38">회원가입 </text:p>
                      </text:list-item>
                      <text:list-item>
                        <text:p text:style-name="P38">회원탈퇴 </text:p>
                      </text:list-item>
                      <text:list-item>
                        <text:p text:style-name="P38">아이디/비번 찾기 </text:p>
                      </text:list-item>
                      <text:list-item>
                        <text:p text:style-name="P38">회원정보 조회 </text:p>
                      </text:list-item>
                      <text:list-item>
                        <text:p text:style-name="P38">회원정보 수정 </text:p>
                      </text:list-item>
                      <text:list-item>
                        <text:p text:style-name="P38">비밀번호 변경 </text:p>
                      </text:list-item>
                      <text:list-item>
                        <text:p text:style-name="P38">내 문의글 조회 </text:p>
                      </text:list-item>
                      <text:list-item>
                        <text:p text:style-name="P38">내 리뷰 조회 </text:p>
                      </text:list-item>
                      <text:list-item>
                        <text:p text:style-name="P38">내 찜목록 조회 </text:p>
                      </text:list-item>
                      <text:list-item>
                        <text:p text:style-name="P38">내 정기결제 정보 </text:p>
                      </text:list-item>
                      <text:list-item>
                        <text:p text:style-name="P29"><text:soft-page-break/>내 주문목록(배송상태) </text:p>
                      </text:list-item>
                    </text:list>
                  </text:list-item>
                </text:list>
                <text:p text:style-name="P29"><text:span text:style-name="Strong_20_Emphasis">User-level 1 (사용자)</text:span></text:p>
                <text:list text:continue-numbering="true">
                  <text:list-item>
                    <text:p text:style-name="P38">결제 기능 </text:p>
                    <text:list>
                      <text:list-item>
                        <text:p text:style-name="P38">단일결제 </text:p>
                      </text:list-item>
                      <text:list-item>
                        <text:p text:style-name="P38">정기결제 </text:p>
                      </text:list-item>
                    </text:list>
                  </text:list-item>
                  <text:list-item>
                    <text:p text:style-name="P38">장바구니 </text:p>
                    <text:list>
                      <text:list-item>
                        <text:p text:style-name="P38">다중결제 </text:p>
                      </text:list-item>
                      <text:list-item>
                        <text:p text:style-name="P38">상품 담기 </text:p>
                      </text:list-item>
                      <text:list-item>
                        <text:p text:style-name="P38">수량 수정 </text:p>
                      </text:list-item>
                      <text:list-item>
                        <text:p text:style-name="P38">상품 삭제 </text:p>
                      </text:list-item>
                    </text:list>
                  </text:list-item>
                  <text:list-item>
                    <text:p text:style-name="P38">상품 조회 </text:p>
                    <text:list>
                      <text:list-item>
                        <text:p text:style-name="P38">목록조회 </text:p>
                      </text:list-item>
                      <text:list-item>
                        <text:p text:style-name="P38">상세조회 </text:p>
                      </text:list-item>
                      <text:list-item>
                        <text:p text:style-name="P38">정렬 </text:p>
                        <text:list>
                          <text:list-item>
                            <text:p text:style-name="P38">가격순 </text:p>
                          </text:list-item>
                          <text:list-item>
                            <text:p text:style-name="P38">조회수순, </text:p>
                          </text:list-item>
                          <text:list-item>
                            <text:p text:style-name="P38">판매수량순 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8">리뷰 (상품 상세조회에) </text:p>
                    <text:list>
                      <text:list-item>
                        <text:p text:style-name="P38">리뷰 작성(사진) </text:p>
                      </text:list-item>
                      <text:list-item>
                        <text:p text:style-name="P38">리뷰 삭제 </text:p>
                      </text:list-item>
                    </text:list>
                  </text:list-item>
                  <text:list-item>
                    <text:p text:style-name="P38">추천 </text:p>
                    <text:list>
                      <text:list-item>
                        <text:p text:style-name="P38">질문(if 문 하드코딩) </text:p>
                      </text:list-item>
                    </text:list>
                  </text:list-item>
                  <text:list-item>
                    <text:p text:style-name="P38">원데이 클래스 </text:p>
                    <text:list>
                      <text:list-item>
                        <text:p text:style-name="P38">예약 </text:p>
                      </text:list-item>
                      <text:list-item>
                        <text:p text:style-name="P38">예약 취소 </text:p>
                      </text:list-item>
                    </text:list>
                  </text:list-item>
                  <text:list-item>
                    <text:p text:style-name="P38">자유 게시판 </text:p>
                    <text:list>
                      <text:list-item>
                        <text:p text:style-name="P38">목록 조회 </text:p>
                      </text:list-item>
                      <text:list-item>
                        <text:p text:style-name="P38">상세 조회 </text:p>
                        <text:list>
                          <text:list-item>
                            <text:p text:style-name="P38">수정 </text:p>
                          </text:list-item>
                          <text:list-item>
                            <text:p text:style-name="P38">삭제 </text:p>
                          </text:list-item>
                        </text:list>
                      </text:list-item>
                      <text:list-item>
                        <text:p text:style-name="P38">댓글 조회 </text:p>
                      </text:list-item>
                      <text:list-item>
                        <text:p text:style-name="P38">댓글 작성 </text:p>
                      </text:list-item>
                      <text:list-item>
                        <text:p text:style-name="P38">댓글 수정 </text:p>
                      </text:list-item>
                    </text:list>
                  </text:list-item>
                  <text:list-item>
                    <text:p text:style-name="P38">공지사항 </text:p>
                    <text:list>
                      <text:list-item>
                        <text:p text:style-name="P38">공지 목록 조회 </text:p>
                      </text:list-item>
                      <text:list-item>
                        <text:p text:style-name="P38">공지 상세 조회 </text:p>
                      </text:list-item>
                    </text:list>
                  </text:list-item>
                  <text:list-item>
                    <text:p text:style-name="P38">문의하기 </text:p>
                    <text:list>
                      <text:list-item>
                        <text:p text:style-name="P38">관리자 문의( 1대1 채팅) </text:p>
                      </text:list-item>
                    </text:list>
                  </text:list-item>
                  <text:list-item>
                    <text:p text:style-name="P38">이벤트 </text:p>
                    <text:list>
                      <text:list-item>
                        <text:p text:style-name="P38">이벤트 목록 조회 </text:p>
                      </text:list-item>
                      <text:list-item>
                        <text:p text:style-name="P38">이벤트 수정 </text:p>
                      </text:list-item>
                      <text:list-item>
                        <text:p text:style-name="P38">삭제 </text:p>
                      </text:list-item>
                      <text:list-item>
                        <text:p text:style-name="P29"><text:soft-page-break/>종료된 이벤트 </text:p>
                      </text:list-item>
                    </text:list>
                  </text:list-item>
                </text:list>
                <text:p text:style-name="P29"><text:span text:style-name="Strong_20_Emphasis">User-level 2(사업자)</text:span></text:p>
                <text:list text:continue-numbering="true">
                  <text:list-item>
                    <text:p text:style-name="P38">상품 등록 </text:p>
                  </text:list-item>
                  <text:list-item>
                    <text:p text:style-name="P38">원데이 클래스(날짜기준 정렬) </text:p>
                    <text:list>
                      <text:list-item>
                        <text:p text:style-name="P38">클래스 개설/수정 </text:p>
                      </text:list-item>
                    </text:list>
                  </text:list-item>
                  <text:list-item>
                    <text:p text:style-name="P38">쿠폰 </text:p>
                    <text:list>
                      <text:list-item>
                        <text:p text:style-name="P38">발급 </text:p>
                      </text:list-item>
                      <text:list-item>
                        <text:p text:style-name="P38">등록 </text:p>
                      </text:list-item>
                      <text:list-item>
                        <text:p text:style-name="P38">적용 </text:p>
                      </text:list-item>
                    </text:list>
                  </text:list-item>
                  <text:list-item>
                    <text:p text:style-name="P38"/>
                  </text:list-item>
                </text:list>
              </text:list-item>
              <text:list-item>
                <text:p text:style-name="P29">관리자</text:p>
                <text:list>
                  <text:list-item>
                    <text:p text:style-name="P38">회원 관리 (수정, 삭제) </text:p>
                  </text:list-item>
                  <text:list-item>
                    <text:p text:style-name="P38">상품 관리 (수정(재고 등), 등록 삭제) </text:p>
                  </text:list-item>
                  <text:list-item>
                    <text:p text:style-name="P38">공지 관리 (등록, 수정, 삭제) </text:p>
                  </text:list-item>
                  <text:list-item>
                    <text:p text:style-name="P38">이벤트 관리 (수정, 삭제, 종료처리) </text:p>
                  </text:list-item>
                  <text:list-item>
                    <text:p text:style-name="P38">게시판 관리 (수정, 삭제) </text:p>
                  </text:list-item>
                  <text:list-item>
                    <text:p text:style-name="P29">원데이클래스 관리, 통계 </text:p>
                  </text:list-item>
                </text:list>
              </text:list-item>
            </text:list>
            <text:p text:style-name="Text_20_body"><text:span text:style-name="Strong_20_Emphasis">2.각자 세미 담당 기능 정리</text:span></text:p>
            <text:list xml:id="list3949257066912034740" text:style-name="L19">
              <text:list-item>
                <text:p text:style-name="P39">민호 </text:p>
                <text:list>
                  <text:list-item>
                    <text:p text:style-name="P39">관리자(회원, 게시판 관리) </text:p>
                  </text:list-item>
                </text:list>
              </text:list-item>
              <text:list-item>
                <text:p text:style-name="P39">홍현 </text:p>
                <text:list>
                  <text:list-item>
                    <text:p text:style-name="P39">상품 관련 전반적인 부분 (결제/환불, 상품 조회, 상품 등록, 상품 수정, 상품 검색) </text:p>
                  </text:list-item>
                  <text:list-item>
                    <text:p text:style-name="P39">배송 관리 </text:p>
                  </text:list-item>
                  <text:list-item>
                    <text:p text:style-name="P39">나의 주문내역 </text:p>
                  </text:list-item>
                </text:list>
              </text:list-item>
              <text:list-item>
                <text:p text:style-name="P39">채승 </text:p>
                <text:list>
                  <text:list-item>
                    <text:p text:style-name="P39">장바구니 기능 구현 </text:p>
                    <text:list>
                      <text:list-item>
                        <text:p text:style-name="P39">장바구니 추가/삭제/수정/결제금액 총 합 </text:p>
                      </text:list-item>
                    </text:list>
                  </text:list-item>
                  <text:list-item>
                    <text:p text:style-name="P39">좋아요 (즐겨찾기) 기능 구현 </text:p>
                    <text:list>
                      <text:list-item>
                        <text:p text:style-name="P39">좋아요 추가/삭제 </text:p>
                      </text:list-item>
                      <text:list-item>
                        <text:p text:style-name="P39">좋아요 여부 확인 후 프론트에 표시 ( 한번 더 좋아요 누를 시 좋아요 취소) </text:p>
                      </text:list-item>
                    </text:list>
                  </text:list-item>
                  <text:list-item>
                    <text:p text:style-name="P39">구매후기 기능 구현 </text:p>
                    <text:list>
                      <text:list-item>
                        <text:p text:style-name="P39">후기 작성/삭제/수정 </text:p>
                      </text:list-item>
                    </text:list>
                  </text:list-item>
                </text:list>
              </text:list-item>
              <text:list-item>
                <text:p text:style-name="P39">은서 </text:p>
                <text:list>
                  <text:list-item>
                    <text:p text:style-name="P39">로그인 기능 </text:p>
                  </text:list-item>
                  <text:list-item>
                    <text:p text:style-name="P39">그룹 게시판 만들기( 작성, 수정, 삭제, 리스트) </text:p>
                  </text:list-item>
                  <text:list-item>
                    <text:p text:style-name="P39">댓글 기능 (작성, 수정, 삭제, 리스트) </text:p>
                  </text:list-item>
                </text:list>
              </text:list-item>
              <text:list-item>
                <text:p text:style-name="P39">홍석 </text:p>
                <text:list>
                  <text:list-item>
                    <text:p text:style-name="P39">관리자(Dashboard / chart / 주차 CRUD / 쪽지 CRUD) </text:p>
                  </text:list-item>
                  <text:list-item>
                    <text:p text:style-name="P39">쪽지 CRUD </text:p>
                  </text:list-item>
                  <text:list-item>
                    <text:p text:style-name="P39">메인페이지 </text:p>
                  </text:list-item>
                  <text:list-item>
                    <text:p text:style-name="P30"><text:soft-page-break/>주차 CRUD </text:p>
                  </text:list-item>
                </text:list>
              </text:list-item>
            </text:list>
            <text:p text:style-name="Text_20_body"><text:span text:style-name="Strong_20_Emphasis">3.추후 회의 내용 및 일정 정리</text:span></text:p>
            <text:list xml:id="list6776792440817267459" text:style-name="L20">
              <text:list-item>
                <text:p text:style-name="P40">폰트 및 로고 선정 </text:p>
                <text:list>
                  <text:list-item>
                    <text:p text:style-name="P40">기능 컨펌 이전 </text:p>
                  </text:list-item>
                </text:list>
              </text:list-item>
              <text:list-item>
                <text:p text:style-name="P40">기능 분배 </text:p>
                <text:list>
                  <text:list-item>
                    <text:p text:style-name="P40">기능 컨펌 이후 </text:p>
                    <text:list>
                      <text:list-item>
                        <text:p text:style-name="P40">최대한 이전 Semi때 맡았던 기능은 피해서 </text:p>
                      </text:list-item>
                    </text:list>
                  </text:list-item>
                </text:list>
              </text:list-item>
              <text:list-item>
                <text:p text:style-name="P40">개발 문서(ERD / UML) 진행 방식 </text:p>
                <text:list>
                  <text:list-item>
                    <text:p text:style-name="P31">ERD(3명) / UML(2명) 작성후 크로스체크</text:p>
                  </text:list-item>
                </text:list>
              </text:list-item>
            </text:list>
            <text:p text:style-name="P17"><text:span text:style-name="T10"/></text:p>
          </table:table-cell>
        </table:table-row>
      </table:table>
      <text:p text:style-name="Standard"/>
      <text:p text:style-name="P5"><text:span text:style-name="T2">3. 강사의견</text:span></text:p>
      <table:table table:name="표12" table:style-name="표12">
        <table:table-column table:style-name="표12.A"/>
        <table:table-row table:style-name="표12.1">
          <table:table-cell table:style-name="표12.A1" office:value-type="string">
            <text:p text:style-name="P7"/>
          </table:table-cell>
        </table:table-row>
      </table:table>
      <text:p text:style-name="Standard"/>
      <text:p text:style-name="Standard"/>
      <text:p text:style-name="P4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1"><text:span text:style-name="T1">회의록</text:span></text:p>
      <text:p text:style-name="P5"><text:span text:style-name="T2">1. 회의개요</text:span></text:p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P4"><text:span text:style-name="T3">프로젝트팀명</text:span></text:p>
          </table:table-cell>
          <table:table-cell table:style-name="표13.B1" office:value-type="string">
            <text:p text:style-name="P9"><text:span text:style-name="T8">맡아보조</text:span></text:p>
          </table:table-cell>
        </table:table-row>
        <table:table-row table:style-name="표13.1">
          <table:table-cell table:style-name="표13.A1" office:value-type="string">
            <text:p text:style-name="P4"><text:span text:style-name="T3">팀원</text:span></text:p>
          </table:table-cell>
          <table:table-cell table:style-name="표13.B1" office:value-type="string">
            <text:p text:style-name="P9"><text:span text:style-name="T8">윤민호, 홍현석 , 김홍현, 김은서, 유채승</text:span></text:p>
          </table:table-cell>
        </table:table-row>
        <table:table-row table:style-name="표13.1">
          <table:table-cell table:style-name="표13.A1" office:value-type="string">
            <text:p text:style-name="P4"><text:span text:style-name="T3">회의명</text:span></text:p>
          </table:table-cell>
          <table:table-cell table:style-name="표13.B1" office:value-type="string">
            <text:p text:style-name="P21"><text:span text:style-name="Strong_20_Emphasis"><text:span text:style-name="T6">프로젝트 생성 및 </text:span></text:span><text:span text:style-name="Strong_20_Emphasis"><text:span text:style-name="T7">Git </text:span></text:span><text:span text:style-name="Strong_20_Emphasis"><text:span text:style-name="T6">컨벤션 정하기</text:span></text:span><text:span text:style-name="Strong_20_Emphasis"><text:span text:style-name="T5"> </text:span></text:span></text:p>
          </table:table-cell>
        </table:table-row>
        <table:table-row table:style-name="표13.1">
          <table:table-cell table:style-name="표13.A1" office:value-type="string">
            <text:p text:style-name="P4"><text:span text:style-name="T3">회의일자</text:span></text:p>
          </table:table-cell>
          <table:table-cell table:style-name="표13.B1" office:value-type="string">
            <text:p text:style-name="P4"><text:span text:style-name="T8">2024-05-31</text:span></text:p>
          </table:table-cell>
        </table:table-row>
        <table:table-row table:style-name="표13.1">
          <table:table-cell table:style-name="표13.A1" office:value-type="string">
            <text:p text:style-name="P4"><text:span text:style-name="T3">참석인</text:span></text:p>
          </table:table-cell>
          <table:table-cell table:style-name="표13.B1" office:value-type="string">
            <text:p text:style-name="P4"><text:span text:style-name="T8">팀원 모두</text:span></text:p>
          </table:table-cell>
        </table:table-row>
        <table:table-row table:style-name="표13.1">
          <table:table-cell table:style-name="표13.A1" office:value-type="string">
            <text:p text:style-name="P4"><text:span text:style-name="T3">기타</text:span></text:p>
          </table:table-cell>
          <table:table-cell table:style-name="표13.B1" office:value-type="string">
            <text:p text:style-name="P2"/>
          </table:table-cell>
        </table:table-row>
      </table:table>
      <text:p text:style-name="P8"/>
      <text:p text:style-name="P5"><text:span text:style-name="T2">2. 회의내용</text:span></text:p>
      <table:table table:name="표14" table:style-name="표14">
        <table:table-column table:style-name="표14.A"/>
        <table:table-column table:style-name="표14.B"/>
        <table:table-row table:style-name="표14.1">
          <table:table-cell table:style-name="표14.A1" office:value-type="string">
            <text:p text:style-name="P4"><text:span text:style-name="T3">제목</text:span></text:p>
          </table:table-cell>
          <table:table-cell table:style-name="표14.A1" office:value-type="string">
            <text:p text:style-name="P4"><text:span text:style-name="T3">내용</text:span></text:p>
          </table:table-cell>
        </table:table-row>
        <table:table-row table:style-name="표14.2">
          <table:table-cell table:style-name="표14.A1" office:value-type="string">
            <text:p text:style-name="P4"><text:span text:style-name="T3">회의내용</text:span></text:p>
            <text:p text:style-name="P4"><text:span text:style-name="T3"><text:s/>및 결과</text:span></text:p>
          </table:table-cell>
          <table:table-cell table:style-name="표14.B2" office:value-type="string">
            <text:p text:style-name="P43"><text:span text:style-name="Strong_20_Emphasis"><text:span text:style-name="T10">프로젝트 생성 및 Git 컨벤션 정하기</text:span></text:span></text:p>
            <text:list xml:id="list6469118130214171793" text:style-name="L21">
              <text:list-item>
                <text:p text:style-name="P32">**** Git commit 컨벤션 *****양식 </text:p>
              </text:list-item>
            </text:list>
            <text:p text:style-name="Text_20_body">"작업 종류" - 작업 내용</text:p>
            <text:p text:style-name="Text_20_body">예) fix - 메인 레이아웃 수정작업 종류 :</text:p>
            <text:list xml:id="list2925427670425601482" text:style-name="L22">
              <text:list-item>
                <text:p text:style-name="P41">feat : 새로운 기능 추가 </text:p>
              </text:list-item>
              <text:list-item>
                <text:p text:style-name="P41">fix : 버그 수정 </text:p>
              </text:list-item>
              <text:list-item>
                <text:p text:style-name="P33">docs : 문서 수정***** Git 주의사항 ***** </text:p>
              </text:list-item>
            </text:list>
            <text:list xml:id="list5319362526432358141" text:style-name="L23">
              <text:list-item>
                <text:p text:style-name="P34">작업 전 꼭 (fetch) + pull 하고 시작하기</text:p>
              </text:list-item>
              <text:list-item>
                <text:p text:style-name="P34">본인 작업물 commit 전 꼭 전 조원에서 통지하기+ 추가사항</text:p>
              </text:list-item>
            </text:list>
            <text:p text:style-name="Text_20_body">API 키값은 resources/key.properties파일에서 유지할 예정</text:p>
            <text:p text:style-name="Text_20_body">해당 파일은 .gitignore에 등록된 관계로 카톡이나 슬랙 통해서 서로 공유해야함</text:p>
            <text:p text:style-name="P12"><text:span text:style-name="T10"/></text:p>
          </table:table-cell>
        </table:table-row>
      </table:table>
      <text:p text:style-name="Standard"/>
      <text:p text:style-name="P5"><text:span text:style-name="T2">3. 강사의견</text:span></text:p>
      <table:table table:name="표15" table:style-name="표15">
        <table:table-column table:style-name="표15.A"/>
        <table:table-row table:style-name="표15.1">
          <table:table-cell table:style-name="표15.A1" office:value-type="string">
            <text:p text:style-name="P7"/>
          </table:table-cell>
        </table:table-row>
      </table:table>
      <text:p text:style-name="Standard"/>
      <text:p text:style-name="Standard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Malgun Gothic" svg:font-family="'Malgun Gothic'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algun Gothic1" svg:font-family="'Malgun Gothic'" style:font-family-generic="system" style:font-pitch="variable"/>
    <style:font-face style:name="Times New Roman" svg:font-family="'Times New Roman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2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line-height="120%" fo:text-align="justify" style:justify-single-word="false"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함초롬바탕" fo:font-size="10pt" fo:language="en" fo:country="US" style:font-name-asian="함초롬바탕1" style:font-size-asian="10pt" style:language-asian="ko" style:country-asian="KR" style:font-name-complex="함초롬바탕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20%" fo:orphans="0" fo:widows="0" style:writing-mode="lr-tb"/>
      <style:text-properties fo:color="#000000" style:font-name="함초롬바탕" style:letter-kerning="true" style:font-name-asian="함초롬바탕1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바탕글" style:family="paragraph" style:default-outline-level="" style:list-style-name="">
      <style:paragraph-properties fo:margin-top="0cm" fo:margin-bottom="0cm" fo:line-height="120%" fo:orphans="2" fo:widows="2" style:writing-mode="lr-tb"/>
      <style:text-properties fo:color="#000000" style:font-name="함초롬바탕" style:letter-kerning="true" style:font-name-asian="함초롬바탕1" style:font-name-complex="Times New Roma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24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07:48:00</meta:creation-date>
    <meta:initial-creator>user1</meta:initial-creator>
    <dc:date>2024-06-28T12:48:02.08</dc:date>
    <dc:creator>e f</dc:creator>
    <meta:generator>OpenOffice/4.1.7$Win32 OpenOffice.org_project/417m1$Build-9800</meta:generator>
    <meta:editing-duration>PT1H48M42S</meta:editing-duration>
    <meta:editing-cycles>6</meta:editing-cycles>
    <meta:document-statistic meta:table-count="15" meta:image-count="0" meta:object-count="0" meta:page-count="11" meta:paragraph-count="322" meta:word-count="2416" meta:character-count="3400"/>
  </office:meta>
</office:document-meta>
</file>